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Table3" style:family="table">
      <style:table-properties style:width="13.506cm" fo:margin-left="0cm" table:align="left"/>
    </style:style>
    <style:style style:name="Table3.A" style:family="table-column">
      <style:table-column-properties style:column-width="3.376cm"/>
    </style:style>
    <style:style style:name="Table3.D" style:family="table-column">
      <style:table-column-properties style:column-width="3.378cm"/>
    </style:style>
    <style:style style:name="Table3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3.B2" style:family="table-cell">
      <style:table-cell-properties fo:padding-left="0.191cm" fo:padding-right="0.191cm" fo:padding-top="0cm" fo:padding-bottom="0cm" fo:border="0.018cm solid #000000"/>
    </style:style>
    <style:style style:name="Table4" style:family="table">
      <style:table-properties style:width="13.506cm" fo:margin-left="0cm" table:align="left"/>
    </style:style>
    <style:style style:name="Table4.A" style:family="table-column">
      <style:table-column-properties style:column-width="3.376cm"/>
    </style:style>
    <style:style style:name="Table4.D" style:family="table-column">
      <style:table-column-properties style:column-width="3.378cm"/>
    </style:style>
    <style:style style:name="Table4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4.B2" style:family="table-cell">
      <style:table-cell-properties fo:padding-left="0.191cm" fo:padding-right="0.191cm" fo:padding-top="0cm" fo:padding-bottom="0cm" fo:border="0.018cm solid #000000"/>
    </style:style>
    <style:style style:name="Table5" style:family="table">
      <style:table-properties style:width="13.506cm" fo:margin-left="0cm" table:align="left"/>
    </style:style>
    <style:style style:name="Table5.A" style:family="table-column">
      <style:table-column-properties style:column-width="3.376cm"/>
    </style:style>
    <style:style style:name="Table5.D" style:family="table-column">
      <style:table-column-properties style:column-width="3.378cm"/>
    </style:style>
    <style:style style:name="Table5.A1" style:family="table-cell">
      <style:table-cell-properties fo:background-color="#ffff00" fo:padding-left="0.191cm" fo:padding-right="0.191cm" fo:padding-top="0cm" fo:padding-bottom="0cm" fo:border="0.018cm solid #000000">
        <style:background-image/>
      </style:table-cell-properties>
    </style:style>
    <style:style style:name="Table5.B2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orphans="2" fo:widows="2" fo:hyphenation-ladder-count="no-limit" fo:background-color="#ffffe6" style:vertical-align="auto">
        <style:background-image/>
      </style:paragraph-properties>
      <style:text-properties style:font-name="Arial" fo:font-size="10pt" fo:language="uk" fo:country="UA" style:letter-kerning="false" fo:background-color="transparent" style:font-name-asian="Calibri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/>
    </style:style>
    <style:style style:name="P7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8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9" style:family="paragraph" style:parent-style-name="Text_20_body">
      <style:text-properties style:font-name="DejaVu Sans2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4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Normal">
      <style:paragraph-properties fo:background-color="#ffff99">
        <style:background-image/>
      </style:paragraph-properties>
      <style:text-properties style:font-name="Arial"/>
    </style:style>
    <style:style style:name="P17" style:family="paragraph" style:parent-style-name="Normal">
      <style:paragraph-properties fo:background-color="#ffff99">
        <style:background-image/>
      </style:paragraph-properties>
      <style:text-properties style:font-name="Arial" style:font-name-complex="Mangal" style:font-size-complex="10.5pt"/>
    </style:style>
    <style:style style:name="P18" style:family="paragraph" style:parent-style-name="Normal">
      <style:paragraph-properties fo:background-color="#ffff99">
        <style:background-image/>
      </style:paragraph-properties>
      <style:text-properties style:font-name-complex="Mangal" style:font-size-complex="10.5pt"/>
    </style:style>
    <style:style style:name="P19" style:family="paragraph" style:parent-style-name="Standard">
      <style:text-properties style:font-name="Arial" fo:font-size="11pt" style:font-size-asian="11pt"/>
    </style:style>
    <style:style style:name="P20" style:family="paragraph" style:parent-style-name="Normal">
      <style:text-properties style:font-name="Arial" fo:font-size="11pt" style:font-size-asian="11pt"/>
    </style:style>
    <style:style style:name="P21" style:family="paragraph" style:parent-style-name="Normal">
      <style:text-properties style:font-name="Arial" style:font-name-complex="Mangal" style:font-size-complex="10.5pt"/>
    </style:style>
    <style:style style:name="P22" style:family="paragraph" style:parent-style-name="Normal">
      <style:paragraph-properties fo:text-align="justify" style:justify-single-word="false"/>
      <style:text-properties style:font-name-complex="Times New Roman"/>
    </style:style>
    <style:style style:name="P23" style:family="paragraph" style:parent-style-name="Normal">
      <style:paragraph-properties fo:orphans="2" fo:widows="2" fo:hyphenation-ladder-count="no-limit" style:vertical-align="auto"/>
      <style:text-properties fo:language="uk" fo:country="UA" style:letter-kerning="false" style:font-name-asian="Calibri" style:language-asian="en" style:country-asian="US" style:font-name-complex="Times New Roman" style:language-complex="ar" style:country-complex="SA" fo:hyphenate="true" fo:hyphenation-remain-char-count="2" fo:hyphenation-push-char-count="2"/>
    </style:style>
    <style:style style:name="P24" style:family="paragraph" style:parent-style-name="Normal">
      <style:paragraph-properties fo:orphans="2" fo:widows="2" fo:hyphenation-ladder-count="no-limit" style:vertical-align="auto"/>
      <style:text-properties style:letter-kerning="false" style:font-name-asian="Calibri" style:language-asian="en" style:country-asian="US" style:font-name-complex="Times New Roman" style:language-complex="ar" style:country-complex="SA" fo:hyphenate="true" fo:hyphenation-remain-char-count="2" fo:hyphenation-push-char-count="2"/>
    </style:style>
    <style:style style:name="P25" style:family="paragraph" style:parent-style-name="Normal">
      <style:paragraph-properties fo:orphans="2" fo:widows="2" fo:hyphenation-ladder-count="no-limit" style:vertical-align="auto"/>
      <style:text-properties fo:hyphenate="true" fo:hyphenation-remain-char-count="2" fo:hyphenation-push-char-count="2"/>
    </style:style>
    <style:style style:name="P26" style:family="paragraph" style:parent-style-name="Normal">
      <style:paragraph-properties fo:text-align="justify" style:justify-single-word="false"/>
      <style:text-properties style:font-name="Times New Roman" style:font-name-complex="Times New Roman"/>
    </style:style>
    <style:style style:name="P27" style:family="paragraph" style:parent-style-name="Normal">
      <style:paragraph-properties fo:margin-left="0cm" fo:margin-right="0cm" fo:text-indent="0cm" style:auto-text-indent="false"/>
      <style:text-properties style:font-name-complex="Times New Roman"/>
    </style:style>
    <style:style style:name="P28" style:family="paragraph" style:parent-style-name="Heading_20_3">
      <style:text-properties style:font-name="Arial"/>
    </style:style>
    <style:style style:name="P29" style:family="paragraph" style:parent-style-name="Heading_20_3">
      <style:paragraph-properties fo:text-align="center" style:justify-single-word="false"/>
      <style:text-properties style:font-name="Arial"/>
    </style:style>
    <style:style style:name="P30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31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32" style:family="paragraph" style:parent-style-name="Title" style:master-page-name="MP0">
      <style:paragraph-properties fo:margin-top="0cm" fo:margin-bottom="0.203cm" style:page-number="auto" fo:break-before="page" fo:background-color="#ffffe6">
        <style:background-image/>
      </style:paragraph-properties>
      <style:text-properties style:font-name="Arial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name-complex="Mangal" style:font-size-complex="10.5pt" style:font-style-complex="italic"/>
    </style:style>
    <style:style style:name="T4" style:family="text">
      <style:text-properties style:font-name="Ari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style:font-size-asian="12pt" style:font-name-complex="Mangal" style:font-size-complex="12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fo:language="en" fo:country="US"/>
    </style:style>
    <style:style style:name="T9" style:family="text">
      <style:text-properties style:letter-kerning="false" style:font-name-asian="Calibri" style:language-asian="en" style:country-asian="US" style:font-name-complex="Times New Roman" style:language-complex="ar" style:country-complex="SA"/>
    </style:style>
    <style:style style:name="T10" style:family="text">
      <style:text-properties style:font-name-complex="Times New Roman"/>
    </style:style>
    <style:style style:name="T11" style:family="text">
      <style:text-properties style:font-name-complex="Courier New"/>
    </style:style>
    <style:style style:name="T12" style:family="text">
      <style:text-properties fo:color="#1155cc" fo:font-size="9.5pt" fo:background-color="#ffffff" style:font-size-asian="9.5pt" style:font-name-complex="Arial" style:font-size-complex="9.5pt" loext:char-shading-value="0"/>
    </style:style>
    <style:style style:name="T13" style:family="text">
      <style:text-properties style:font-name="Times New Roman" style:font-name-complex="Times New Roman"/>
    </style:style>
    <style:style style:name="T14" style:family="text"/>
    <style:style style:name="T15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32"><text:span text:style-name="Default_20_Paragraph_20_Font"><text:file-name text:display="name">2015-UA-02(0-II)-EN Drinks</text:file-name></text:span><text:span text:style-name="Default_20_Paragraph_20_Font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current-selected="true" text:value="hard"/>hard</text:drop-down><office:annotation><dc:creator>Ivo Blöchliger</dc:creator><dc:date>2014-03-02T07:59:42.24</dc:date><text:p text:style-name="P33"><text:span text:style-name="T15">Age groups in biological age:</text:span></text:p><text:p text:style-name="P33"><text:span text:style-name="T15">0: 8-10 years</text:span></text:p><text:p text:style-name="P33"><text:span text:style-name="T15">I: 10-12 years</text:span></text:p><text:p text:style-name="P33"><text:span text:style-name="T15">II: 12-14 years</text:span></text:p><text:p text:style-name="P33"><text:span text:style-name="T15">III: 14-16 years</text:span></text:p><text:p text:style-name="P33"><text:span text:style-name="T15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current-selected="true" text:value="medium"/><text:label text:value="hard"/>medium</text:drop-down></text:p>
          </table:table-cell>
          <table:table-cell table:style-name="Table1.A1" office:value-type="string">
            <text:p text:style-name="P5">II: <text:drop-down text:name=""><text:label text:value="----"/><text:label text:current-selected="true" text:value="easy"/><text:label text:value="medium"/><text:label text:value="hard"/>easy</text:drop-down></text:p>
          </table:table-cell>
          <table:table-cell table:style-name="Table1.A1" office:value-type="string">
            <text:p text:style-name="P5">III: -------</text:p>
          </table:table-cell>
          <table:table-cell table:style-name="Table1.E1" office:value-type="string">
            <text:p text:style-name="P5">IV: <text:drop-down text:name=""><text:label text:current-selected="true"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7"><text:s/><draw:control text:anchor-type="as-char" svg:y="-0.351cm" draw:z-index="5" draw:style-name="gr1" draw:text-style-name="P34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34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34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34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34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34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2">Answer Type: </text:span><text:span text:style-name="T2"><text:drop-down text:name=""><text:label text:value="Click to choose!"/><text:label text:value="Multiple Choice"/><text:label text:value="Open Integer"/><text:label text:value="Open Text"/><text:label text:value="Select image"/><text:label text:current-selected="true" text:value="Interactive"/>Interactive</text:drop-down></text:span><text:span text:style-name="T2"> <text:s/>Mandatory for: </text:span><text:span text:style-name="T2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8"/>
        <text:h text:style-name="P30" text:outline-level="3">Body</text:h>
      </text:section>
      <text:p text:style-name="P12"/>
      <text:p text:style-name="P22">Milk, lemonade and water are stored in three different containers: a bottle, a glass and a pitcher.</text:p>
      <text:p text:style-name="P22"/>
      <text:p text:style-name="P22">Water and milk are not stored in the bottle. </text:p>
      <text:p text:style-name="P26"/>
      <text:p text:style-name="P26">The glass has been placed near the container with the milk.</text:p>
      <text:p text:style-name="P10"/>
      <text:section text:style-name="Sect1" text:name="Question" text:protected="true">
        <text:h text:style-name="P28" text:outline-level="3"/>
        <text:h text:style-name="P28" text:outline-level="3">Question</text:h>
        <text:p text:style-name="P11"/>
      </text:section>
      <text:p text:style-name="P27">Which drink in stored in each container? </text:p>
      <text:p text:style-name="P27">In the table below mark the cells that correspond to a drink and its container with 'Yes'. Mark all other cells as 'No'.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4">milk</text:p>
          </table:table-cell>
          <table:table-cell table:style-name="Table3.A1" office:value-type="string">
            <text:p text:style-name="P24">lemonade</text:p>
          </table:table-cell>
          <table:table-cell table:style-name="Table3.A1" office:value-type="string">
            <text:p text:style-name="P24">water</text:p>
          </table:table-cell>
        </table:table-row>
        <table:table-row>
          <table:table-cell table:style-name="Table3.A1" office:value-type="string">
            <text:p text:style-name="P24">in the bottle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  <table:table-row>
          <table:table-cell table:style-name="Table3.A1" office:value-type="string">
            <text:p text:style-name="P24">in the glass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  <table:table-row>
          <table:table-cell table:style-name="Table3.A1" office:value-type="string">
            <text:p text:style-name="P24">in the pitcher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  <table:table-cell table:style-name="Table3.B2" office:value-type="string">
            <text:p text:style-name="P6"><text:drop-down text:name="YesNo"><text:label text:current-selected="true" text:value="   "/><text:label text:value="Yes"/><text:label text:value="No"/>   </text:drop-down></text:p>
          </table:table-cell>
        </table:table-row>
      </table:table>
      <text:h text:style-name="P28" text:outline-level="3"/>
      <text:section text:style-name="Sect1" text:name="Answer" text:protected="true">
        <text:h text:style-name="P28" text:outline-level="3"/>
        <text:h text:style-name="P28" text:outline-level="3">Answer</text:h>
        <text:p text:style-name="P11"/>
      </text:section>
      <text:p text:style-name="P1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4">milk</text:p>
          </table:table-cell>
          <table:table-cell table:style-name="Table4.A1" office:value-type="string">
            <text:p text:style-name="P24">lemonade</text:p>
          </table:table-cell>
          <table:table-cell table:style-name="Table4.A1" office:value-type="string">
            <text:p text:style-name="P24">water</text:p>
          </table:table-cell>
        </table:table-row>
        <table:table-row>
          <table:table-cell table:style-name="Table4.A1" office:value-type="string">
            <text:p text:style-name="P24">in the bottle</text:p>
          </table:table-cell>
          <table:table-cell table:style-name="Table4.B2" office:value-type="string">
            <text:p text:style-name="P24">No</text:p>
          </table:table-cell>
          <table:table-cell table:style-name="Table4.B2" office:value-type="string">
            <text:p text:style-name="P25"><text:span text:style-name="Default_20_Paragraph_20_Font"><text:span text:style-name="T9">Yes</text:span></text:span></text:p>
          </table:table-cell>
          <table:table-cell table:style-name="Table4.B2" office:value-type="string">
            <text:p text:style-name="P25"><text:span text:style-name="Default_20_Paragraph_20_Font"><text:span text:style-name="T9">No</text:span></text:span></text:p>
          </table:table-cell>
        </table:table-row>
        <table:table-row>
          <table:table-cell table:style-name="Table4.A1" office:value-type="string">
            <text:p text:style-name="P24">in the glass</text:p>
          </table:table-cell>
          <table:table-cell table:style-name="Table4.B2" office:value-type="string">
            <text:p text:style-name="P25"><text:span text:style-name="Default_20_Paragraph_20_Font"><text:span text:style-name="T9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9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9">Yes</text:span></text:span></text:p>
          </table:table-cell>
        </table:table-row>
        <table:table-row>
          <table:table-cell table:style-name="Table4.A1" office:value-type="string">
            <text:p text:style-name="P24">in the pitcher</text:p>
          </table:table-cell>
          <table:table-cell table:style-name="Table4.B2" office:value-type="string">
            <text:p text:style-name="P24">Yes</text:p>
          </table:table-cell>
          <table:table-cell table:style-name="Table4.B2" office:value-type="string">
            <text:p text:style-name="P25"><text:span text:style-name="Default_20_Paragraph_20_Font"><text:span text:style-name="T9">No</text:span></text:span></text:p>
          </table:table-cell>
          <table:table-cell table:style-name="Table4.B2" office:value-type="string">
            <text:p text:style-name="P25"><text:span text:style-name="Default_20_Paragraph_20_Font"><text:span text:style-name="T9">No</text:span></text:span></text:p>
          </table:table-cell>
        </table:table-row>
      </table:table>
      <text:p text:style-name="Standard"/>
      <text:section text:style-name="Sect2" text:name="Explanation" text:protected="true">
        <text:p text:style-name="P14"><office:annotation><dc:creator>Ivo Blöchliger</dc:creator><dc:date>2013-01-04T16:50:39.28</dc:date><text:p text:style-name="P33"><text:span text:style-name="T15">This must all fit on the first page. If it does not, your <text:s/>task is too long.</text:span></text:p></office:annotation></text:p>
        <text:h text:style-name="P31" text:outline-level="3">Explanation</text:h>
        <text:p text:style-name="P13"/>
      </text:section>
      <text:p text:style-name="Normal">After the first statement: “<text:span text:style-name="T10">Water and milk are not stored in the bottle</text:span>.” – we know that lemonade is in stored into the bottle.</text:p>
      <text:p text:style-name="Normal">After the second statement: “<text:span text:style-name="T13">The glass has been placed near the container with the milk.</text:span>” - we know that milk is also not in the glass, which means that it is stored into the pitcher.</text:p>
      <text:p text:style-name="Normal">And finally, we conclude that water in the glass.</text:p>
      <text:p text:style-name="Normal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milk</text:p>
          </table:table-cell>
          <table:table-cell table:style-name="Table5.A1" office:value-type="string">
            <text:p text:style-name="P24">lemonade</text:p>
          </table:table-cell>
          <table:table-cell table:style-name="Table5.A1" office:value-type="string">
            <text:p text:style-name="P24">water</text:p>
          </table:table-cell>
        </table:table-row>
        <table:table-row>
          <table:table-cell table:style-name="Table5.A1" office:value-type="string">
            <text:p text:style-name="P24">in the bottle</text:p>
          </table:table-cell>
          <table:table-cell table:style-name="Table5.B2" office:value-type="string">
            <text:p text:style-name="P24">No</text:p>
          </table:table-cell>
          <table:table-cell table:style-name="Table5.B2" office:value-type="string">
            <text:p text:style-name="P25"><text:span text:style-name="Default_20_Paragraph_20_Font"><text:span text:style-name="T9">Yes</text:span></text:span></text:p>
          </table:table-cell>
          <table:table-cell table:style-name="Table5.B2" office:value-type="string">
            <text:p text:style-name="P25"><text:span text:style-name="Default_20_Paragraph_20_Font"><text:span text:style-name="T9">No</text:span></text:span></text:p>
          </table:table-cell>
        </table:table-row>
        <table:table-row>
          <table:table-cell table:style-name="Table5.A1" office:value-type="string">
            <text:p text:style-name="P24">in the glass</text:p>
          </table:table-cell>
          <table:table-cell table:style-name="Table5.B2" office:value-type="string">
            <text:p text:style-name="P25"><text:span text:style-name="Default_20_Paragraph_20_Font"><text:span text:style-name="T9">No</text:span></text:span></text:p>
          </table:table-cell>
          <table:table-cell table:style-name="Table5.B2" office:value-type="string">
            <text:p text:style-name="P23"/>
          </table:table-cell>
          <table:table-cell table:style-name="Table5.B2" office:value-type="string">
            <text:p text:style-name="P25"><text:span text:style-name="Default_20_Paragraph_20_Font"><text:span text:style-name="T9">Yes</text:span></text:span></text:p>
          </table:table-cell>
        </table:table-row>
        <table:table-row>
          <table:table-cell table:style-name="Table5.A1" office:value-type="string">
            <text:p text:style-name="P24">in the pitcher</text:p>
          </table:table-cell>
          <table:table-cell table:style-name="Table5.B2" office:value-type="string">
            <text:p text:style-name="P24">Yes</text:p>
          </table:table-cell>
          <table:table-cell table:style-name="Table5.B2" office:value-type="string">
            <text:p text:style-name="P23"/>
          </table:table-cell>
          <table:table-cell table:style-name="Table5.B2" office:value-type="string">
            <text:p text:style-name="P23"/>
          </table:table-cell>
        </table:table-row>
      </table:table>
      <text:p text:style-name="P16"/>
      <text:section text:style-name="Sect2" text:name="It's informatics" text:protected="true">
        <text:h text:style-name="P31" text:outline-level="3"/>
        <text:h text:style-name="P31" text:outline-level="3">It's informatics</text:h>
        <text:p text:style-name="P13"/>
      </text:section>
      <text:p text:style-name="P19"><text:span text:style-name="T8">S</text:span>olving method is a sequential algorithm of the step-by-step Boolean values analysis and the filling of the corresponding truth table.</text:p>
      <text:p text:style-name="P20"><text:soft-page-break/></text:p>
      <text:p text:style-name="P18"><text:span text:style-name="Default_20_Paragraph_20_Font"><text:span text:style-name="T4">Pupils of the elementary grades may not know what is a Boolean values. It is simple logical task for them. <text:s/>At the same time it can be helpful first acquaintance with the truth table.</text:span></text:span></text:p>
      <text:p text:style-name="P21"/>
      <text:section text:style-name="Sect1" text:name="Keywords" text:protected="true">
        <text:h text:style-name="P31" text:outline-level="3"/>
        <text:h text:style-name="P31" text:outline-level="3">Keywords</text:h>
        <text:p text:style-name="P13"/>
      </text:section>
      <text:p text:style-name="P16"><text:span text:style-name="Default_20_Paragraph_20_Font"><text:span text:style-name="T5">sequential algorithm, </text:span></text:span><text:span text:style-name="Default_20_Paragraph_20_Font"><text:span text:style-name="T6">Boolean values, truth table</text:span></text:span></text:p>
      <text:section text:style-name="Sect1" text:name="Websites" text:protected="true">
        <text:h text:style-name="P31" text:outline-level="3"/>
        <text:h text:style-name="P31" text:outline-level="3">Websites</text:h>
        <text:p text:style-name="P13"/>
      </text:section>
      <text:p text:style-name="P21">http://en.wikipedia.org/wiki/Boolean_data_type</text:p>
      <text:p text:style-name="P21">http://en.wikipedia.org/wiki/Truth_table</text:p>
      <text:section text:style-name="Sect1" text:name="Wording" text:protected="true">
        <text:p text:style-name="P14"/>
        <text:h text:style-name="P29" text:outline-level="3">Internal Use</text:h>
        <text:h text:style-name="P28" text:outline-level="3">Wording</text:h>
        <text:p text:style-name="P11"/>
      </text:section>
      <text:p text:style-name="P17"><text:span text:style-name="Default_20_Paragraph_20_Font"><text:span text:style-name="T3">Boolean values, truth table</text:span></text:span></text:p>
      <text:section text:style-name="Sect1" text:name="Comments" text:protected="true">
        <text:h text:style-name="P28" text:outline-level="3"/>
        <text:h text:style-name="P28" text:outline-level="3">Comments</text:h>
        <text:p text:style-name="P11"/>
      </text:section>
      <text:p text:style-name="P15">Špela and Tomohiro: The word vessels was changed with containers. The explanation has been changed, so that it is as simple to understand as possible. </text:p>
      <text:section text:style-name="Sect1" text:name="Graphics" text:protected="true">
        <text:h text:style-name="P28" text:outline-level="3"/>
        <text:h text:style-name="P28" text:outline-level="3">Graphics</text:h>
      </text:section>
      <text:p text:style-name="P11"/>
      <text:p text:style-name="P15"/>
      <text:p text:style-name="P10"/>
      <text:p text:style-name="P10"/>
      <text:section text:style-name="Sect1" text:name="Files" text:protected="true">
        <text:h text:style-name="P28" text:outline-level="3"/>
        <text:h text:style-name="P28" text:outline-level="3">Files</text:h>
        <text:p text:style-name="P11"/>
      </text:section>
      <text:p text:style-name="P10">All additional files for this task (graphics, scripts, etc.)</text:p>
      <text:section text:style-name="Sect1" text:name="this file">
        <text:section text:style-name="Sect1" text:name="thisfile">
          <text:p text:style-name="P10"><text:file-name text:display="name-and-extension">2015-UA-02(0-II)-EN Drinks.odt</text:file-name> (this file)</text:p>
        </text:section>
        <text:p text:style-name="P15"/>
      </text:section>
      <text:section text:style-name="Sect1" text:name="Authorship" text:protected="true">
        <text:h text:style-name="P28" text:outline-level="3"/>
        <text:h text:style-name="P28" text:outline-level="3">Authorship</text:h>
        <text:p text:style-name="P11"/>
      </text:section>
      <text:p text:style-name="P15"><text:span text:style-name="Default_20_Paragraph_20_Font"><text:span text:style-name="T11">Serhij Zhukovskyj, </text:span></text:span><text:a xlink:type="simple" xlink:href="mailto:zss_zt@mail.ru" office:target-frame-name="_blank" xlink:show="new" text:style-name="Internet_20_link" text:visited-style-name="Visited_20_Internet_20_Link"><text:span text:style-name="Hyperlink"><text:span text:style-name="T12">zss_zt@mail.ru</text:span></text:span></text:a><text:span text:style-name="Default_20_Paragraph_20_Font"><text:span text:style-name="T7">, Ukraine</text:span></text:span></text:p>
      <text:p text:style-name="P15"/>
      <text:section text:style-name="Sect1" text:name="License" text:protected="true">
        <text:h text:style-name="P28" text:outline-level="3"/>
        <text:h text:style-name="P28" text:outline-level="3">License</text:h>
        <text:p text:style-name="P11"/>
        <text:p text:style-name="P9"><text:span text:style-name="T4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4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8041" number:language="en" number:country="US">
      <number:hours number:style="long"/>
      <number:text>:</number:text>
      <number:minutes number:style="long"/>
      <number:text>:</number:text>
      <number:seconds number:style="long"/>
    </number:time-style>
    <number:date-style style:name="N8116" number:language="en" number:country="US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5-UA-02(0-II)-EN Drinks</text:file-name>, Last saved <text:modification-date style:data-style-name="N84">2015-05-27</text:modification-date> at <text:modification-time style:data-style-name="N41">15:15:47</text:modification-time> by <text:creator>Willem van der Vegt</text:creator></text:p>
        </text:section>
      </style:footer>
    </style:master-page>
    <style:master-page style:name="MP0" style:page-layout-name="Mpm2">
      <style:footer>
        <text:p text:style-name="Footer"><text:span text:style-name="Default_20_Paragraph_20_Font"><text:span text:style-name="MT1"><text:file-name text:display="name-and-extension">2015-UA-02(0-II)-EN Drinks.odt</text:file-name></text:span></text:span><text:span text:style-name="Default_20_Paragraph_20_Font"><text:span text:style-name="MT1"> Drinks, Last saved </text:span></text:span><text:span text:style-name="Default_20_Paragraph_20_Font"><text:span text:style-name="MT1"><text:modification-date style:data-style-name="N8116">2015-05-27</text:modification-date></text:span></text:span><text:span text:style-name="Default_20_Paragraph_20_Font"><text:span text:style-name="MT1">10 at </text:span></text:span><text:span text:style-name="Default_20_Paragraph_20_Font"><text:span text:style-name="MT1"><text:modification-date style:data-style-name="N8041">15:15:47</text:modification-date></text:span></text:span><text:span text:style-name="Default_20_Paragraph_20_Font"><text:span text:style-name="MT1"> by </text:span></text:span><text:span text:style-name="Default_20_Paragraph_20_Font"><text:span text:style-name="MT1"><text:creator>Willem van der Vegt</text:creato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5-05-27T15:15:46.87</dc:date>
    <meta:editing-duration>PT10H28M21S</meta:editing-duration>
    <meta:editing-cycles>50</meta:editing-cycles>
    <meta:generator>OpenOffice/4.1.1$Win32 OpenOffice.org_project/411m6$Build-9775</meta:generator>
    <meta:document-statistic meta:table-count="5" meta:image-count="0" meta:object-count="0" meta:page-count="2" meta:paragraph-count="91" meta:word-count="381" meta:character-count="2415"/>
    <dc:creator>Willem van der Vegt</dc:creator>
  </office:meta>
</office:document-meta>
</file>